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Frame_20_contents">
      <style:paragraph-properties fo:text-align="center" style:justify-single-word="false"/>
      <style:text-properties fo:font-size="13pt" officeooo:rsid="00152b7f" officeooo:paragraph-rsid="00152b7f" style:font-size-asian="13pt" style:font-size-complex="13pt"/>
    </style:style>
    <style:style style:name="P3" style:family="paragraph" style:parent-style-name="Frame_20_contents">
      <style:paragraph-properties fo:text-align="center" style:justify-single-word="false"/>
      <style:text-properties fo:color="#fafafa" style:font-name="Times new roman1" fo:font-size="13pt" officeooo:paragraph-rsid="001538a2" style:font-size-asian="13pt" style:font-size-complex="13pt"/>
    </style:style>
    <style:style style:name="P4" style:family="paragraph" style:parent-style-name="Frame_20_contents">
      <style:paragraph-properties fo:text-align="center" style:justify-single-word="false"/>
      <style:text-properties fo:color="#fafafa" style:font-name="Times new roman1" fo:font-size="13pt" officeooo:paragraph-rsid="00186b7b" style:font-size-asian="13pt" style:font-size-complex="13pt"/>
    </style:style>
    <style:style style:name="P5" style:family="paragraph" style:parent-style-name="Frame_20_contents">
      <style:paragraph-properties fo:margin-top="0cm" fo:margin-bottom="0.282cm" loext:contextual-spacing="false" fo:text-align="center" style:justify-single-word="false"/>
    </style:style>
    <style:style style:name="P6" style:family="paragraph" style:parent-style-name="Frame_20_contents">
      <style:paragraph-properties fo:margin-top="0cm" fo:margin-bottom="0cm" loext:contextual-spacing="false" fo:text-align="center" style:justify-single-word="false"/>
      <style:text-properties fo:color="#fafafa" style:font-name="Times new roman1" fo:font-size="13pt" officeooo:paragraph-rsid="00186b7b" style:font-size-asian="13pt" style:font-size-complex="13pt"/>
    </style:style>
    <style:style style:name="P7" style:family="paragraph" style:parent-style-name="Frame_20_contents">
      <style:paragraph-properties fo:margin-top="0cm" fo:margin-bottom="0cm" loext:contextual-spacing="false" fo:text-align="center" style:justify-single-word="false"/>
      <style:text-properties fo:color="#fafafa" style:font-name="Times new roman1" fo:font-size="13pt" officeooo:rsid="00186b7b" officeooo:paragraph-rsid="00186b7b" style:font-size-asian="13pt" style:font-size-complex="13pt"/>
    </style:style>
    <style:style style:name="P8" style:family="paragraph" style:parent-style-name="Standard">
      <style:text-properties fo:color="#0c0c0c"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rsid="001538a2"/>
    </style:style>
    <style:style style:name="P11" style:family="paragraph" style:parent-style-name="Standard">
      <style:paragraph-properties fo:break-before="page"/>
      <style:text-properties fo:color="#0c0c0c"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break-before="page"/>
      <style:text-properties fo:color="#0c0c0c" style:font-name="Times New Roman" fo:font-size="12pt" officeooo:paragraph-rsid="00166dd2" style:font-size-asian="12pt" style:font-name-complex="Times New Roman1" style:font-size-complex="12pt"/>
    </style:style>
    <style:style style:name="P13" style:family="paragraph" style:parent-style-name="Frame_20_contents">
      <style:paragraph-properties fo:margin-top="0cm" fo:margin-bottom="0.282cm" loext:contextual-spacing="false" fo:text-align="center" style:justify-single-word="false"/>
      <style:text-properties fo:color="#ffffff" style:font-name="Times New Roman" fo:font-size="14pt" style:font-size-asian="14pt" style:font-name-complex="Times New Roman1" style:font-size-complex="14pt"/>
    </style:style>
    <style:style style:name="P14" style:family="paragraph" style:parent-style-name="Frame_20_contents">
      <style:paragraph-properties fo:margin-top="0cm" fo:margin-bottom="0.282cm" loext:contextual-spacing="false" fo:text-align="center" style:justify-single-word="false"/>
      <style:text-properties fo:color="#ffffff" style:font-name="Times New Roman" fo:font-size="14pt" officeooo:paragraph-rsid="00166dd2" style:font-size-asian="14pt" style:font-name-complex="Times New Roman1" style:font-size-complex="14pt"/>
    </style:style>
    <style:style style:name="P15" style:family="paragraph" style:parent-style-name="Frame_20_contents">
      <style:paragraph-properties fo:margin-top="0cm" fo:margin-bottom="0.282cm" loext:contextual-spacing="false" fo:text-align="center" style:justify-single-word="false"/>
    </style:style>
    <style:style style:name="P16" style:family="paragraph" style:parent-style-name="Frame_20_contents">
      <style:paragraph-properties fo:text-align="center" style:justify-single-word="false"/>
      <style:text-properties fo:color="#000000" style:font-name="Times New Roman" fo:font-size="14pt" style:font-size-asian="14pt" style:font-name-complex="Times New Roman1" style:font-size-complex="14pt"/>
    </style:style>
    <style:style style:name="P17" style:family="paragraph" style:parent-style-name="Frame_20_contents">
      <style:paragraph-properties fo:text-align="center" style:justify-single-word="false"/>
      <style:text-properties officeooo:paragraph-rsid="00152b7f"/>
    </style:style>
    <style:style style:name="P18" style:family="paragraph" style:parent-style-name="Frame_20_contents">
      <style:paragraph-properties fo:text-align="center" style:justify-single-word="false"/>
      <style:text-properties fo:color="#fafafa" style:font-name="Times new roman1" fo:font-size="13pt" officeooo:rsid="00152b7f" officeooo:paragraph-rsid="001538a2" style:font-size-asian="13pt" style:font-size-complex="13pt"/>
    </style:style>
    <style:style style:name="P19" style:family="paragraph" style:parent-style-name="Frame_20_contents">
      <style:paragraph-properties fo:margin-top="0cm" fo:margin-bottom="0cm" loext:contextual-spacing="false" fo:text-align="center" style:justify-single-word="false"/>
      <style:text-properties fo:color="#ffffff" style:font-name="Times New Roman" fo:font-size="14pt" officeooo:rsid="00152b7f" officeooo:paragraph-rsid="00152b7f" style:font-size-asian="14pt" style:font-name-complex="Times New Roman1" style:font-size-complex="14pt"/>
    </style:style>
    <style:style style:name="P20" style:family="paragraph" style:parent-style-name="Frame_20_contents">
      <style:paragraph-properties fo:margin-top="0cm" fo:margin-bottom="0cm" loext:contextual-spacing="false" fo:line-height="100%" style:punctuation-wrap="hanging"/>
      <style:text-properties fo:color="#ffffff" style:font-name="Times new roman" fo:font-size="14pt" style:font-size-asian="14pt" style:font-size-complex="14pt"/>
    </style:style>
    <style:style style:name="P21" style:family="paragraph" style:parent-style-name="Frame_20_contents">
      <style:paragraph-properties fo:margin-top="0cm" fo:margin-bottom="0cm" loext:contextual-spacing="false" fo:line-height="100%" style:punctuation-wrap="hanging"/>
    </style:style>
    <style:style style:name="P22" style:family="paragraph" style:parent-style-name="Standard" style:master-page-name="Standard">
      <style:paragraph-properties style:page-number="auto"/>
      <style:text-properties fo:color="#0c0c0c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text-properties fo:color="#0c0c0c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text-properties fo:color="#0c0c0c"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text-properties fo:color="#0c0c0c" style:font-name="Times New Roman" fo:font-size="12pt" officeooo:paragraph-rsid="00166dd2" style:font-size-asian="12pt" style:font-name-complex="Times New Roman1" style:font-size-complex="12pt"/>
    </style:style>
    <style:style style:name="P26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4pt" style:text-emphasize="none"/>
    </style:style>
    <style:style style:name="P27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officeooo:rsid="0013d47a" officeooo:paragraph-rsid="0013d47a" style:font-size-asian="12pt" style:font-style-asian="normal" style:font-weight-asian="normal" style:font-name-complex="Times New Roman1" style:font-size-complex="14pt" style:text-emphasize="none"/>
    </style:style>
    <style:style style:name="P28" style:family="paragraph" style:parent-style-name="Standard">
      <style:paragraph-properties fo:text-align="center" style:justify-single-word="false"/>
      <style:text-properties fo:color="#ffffff" style:font-name="Times New Roman" fo:font-size="14pt" style:font-size-asian="14pt" style:font-name-complex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ffffff" style:font-name="Times New Roman" fo:font-size="14pt" officeooo:paragraph-rsid="00166dd2" style:font-size-asian="14pt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ffffff" style:font-name="Times New Roman" fo:font-size="14pt" officeooo:rsid="001538a2" officeooo:paragraph-rsid="001538a2" style:font-size-asian="14pt" style:font-name-complex="Times New Roman1" style:font-size-complex="14pt"/>
    </style:style>
    <style:style style:name="P31" style:family="paragraph">
      <loext:graphic-properties draw:fill="solid" draw:fill-color="#a5a5a5"/>
      <style:paragraph-properties fo:text-align="start"/>
      <style:text-properties fo:color="#000000" fo:font-size="18p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style:paragraph-properties fo:text-align="start" style:writing-mode="lr-tb"/>
      <style:text-properties fo:font-size="18pt"/>
    </style:style>
    <style:style style:name="P34" style:family="paragraph">
      <loext:graphic-properties draw:fill="solid" draw:fill-color="#729fcf"/>
      <style:paragraph-properties fo:text-align="start" style:writing-mode="lr-tb"/>
      <style:text-properties fo:font-size="18pt"/>
    </style:style>
    <style:style style:name="P35" style:family="paragraph">
      <loext:graphic-properties draw:fill="solid" draw:fill-color="#5b9bd5"/>
      <style:paragraph-properties fo:text-align="start"/>
      <style:text-properties fo:color="#000000" fo:font-size="18pt"/>
    </style:style>
    <style:style style:name="P36" style:family="paragraph">
      <loext:graphic-properties draw:fill="none"/>
    </style:style>
    <style:style style:name="P37" style:family="paragraph">
      <style:paragraph-properties fo:text-align="start" style:writing-mode="lr-tb"/>
      <style:text-properties fo:color="#fafafa" style:font-name="Times new roman1" fo:font-size="14pt" style:font-size-asian="14pt" style:font-size-complex="14pt"/>
    </style:style>
    <style:style style:name="P38" style:family="paragraph">
      <loext:graphic-properties draw:fill="solid" draw:fill-color="#729fcf"/>
      <style:paragraph-properties fo:text-align="start" style:writing-mode="lr-tb"/>
      <style:text-properties fo:color="#fafafa" style:font-name="Times new roman1" fo:font-size="14pt" style:font-size-asian="14pt" style:font-size-complex="14pt"/>
    </style:style>
    <style:style style:name="P39" style:family="paragraph">
      <loext:graphic-properties draw:fill="gradient" draw:fill-gradient-name="Gradient_20_1"/>
      <style:paragraph-properties fo:text-align="start"/>
      <style:text-properties fo:color="#000000" fo:font-size="18pt"/>
    </style:style>
    <style:style style:name="P40" style:family="paragraph">
      <style:paragraph-properties fo:text-align="start" style:writing-mode="lr-tb"/>
      <style:text-properties style:font-name="Times new roman1" fo:font-size="18pt" style:font-size-asian="13pt" style:font-size-complex="13pt"/>
    </style:style>
    <style:style style:name="P41" style:family="paragraph">
      <loext:graphic-properties draw:fill="solid" draw:fill-color="#729fcf"/>
      <style:paragraph-properties fo:text-align="start" style:writing-mode="lr-tb"/>
      <style:text-properties style:font-name="Times new roman1" fo:font-size="18pt" style:font-size-asian="13pt" style:font-size-complex="13pt"/>
    </style:style>
    <style:style style:name="P42" style:family="paragraph">
      <loext:graphic-properties draw:fill="solid" draw:fill-color="#729fcf"/>
      <style:paragraph-properties fo:text-align="start"/>
      <style:text-properties fo:font-size="18pt"/>
    </style:style>
    <style:style style:name="T1" style:family="text">
      <style:text-properties fo:color="#0c0c0c" style:font-name="Times New Roman" fo:font-size="12pt" style:font-size-asian="12pt" style:font-name-complex="Times New Roman1" style:font-size-complex="12pt"/>
    </style:style>
    <style:style style:name="T2" style:family="text">
      <style:text-properties fo:color="#0c0c0c" style:font-name="Times New Roman" fo:font-size="12pt" officeooo:rsid="0013d47a" style:font-size-asian="12pt" style:font-name-complex="Times New Roman1" style:font-size-complex="12pt"/>
    </style:style>
    <style:style style:name="T3" style:family="text">
      <style:text-properties fo:color="#ffffff"/>
    </style:style>
    <style:style style:name="T4" style:family="text">
      <style:text-properties fo:color="#ffffff" style:font-name="Times New Roman" fo:font-size="14pt" style:font-size-asian="14pt" style:font-name-complex="Times New Roman1" style:font-size-complex="14pt"/>
    </style:style>
    <style:style style:name="T5" style:family="text">
      <style:text-properties fo:color="#ffffff" style:font-name="Times New Roman" fo:font-size="14pt" officeooo:rsid="0013d47a" style:font-size-asian="14pt" style:font-name-complex="Times New Roman1" style:font-size-complex="14pt"/>
    </style:style>
    <style:style style:name="T6" style:family="text">
      <style:text-properties fo:color="#ffffff" style:font-name="Times New Roman" fo:font-size="14pt" officeooo:rsid="001538a2" style:font-size-asian="14pt" style:font-name-complex="Times New Roman1" style:font-size-complex="14pt"/>
    </style:style>
    <style:style style:name="T7" style:family="text">
      <style:text-properties fo:color="#ffffff" style:font-name="Times New Roman" fo:font-size="14pt" officeooo:rsid="00152b7f" style:font-size-asian="14pt" style:font-name-complex="Times New Roman1" style:font-size-complex="14pt"/>
    </style:style>
    <style:style style:name="T8" style:family="text">
      <style:text-properties fo:color="#ffffff" style:font-name="Times new roman" fo:font-size="14pt" style:font-size-asian="14pt" style:font-size-complex="14pt"/>
    </style:style>
    <style:style style:name="T9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4pt" style:text-emphasize="none"/>
    </style:style>
    <style:style style:name="T10" style:family="text">
      <style:text-properties fo:color="#ffffff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text-emphasize="none"/>
    </style:style>
    <style:style style:name="T11" style:family="text">
      <style:text-properties fo:color="#ffffff" style:text-outline="false" style:text-line-through-style="none" style:text-line-through-type="none" style:font-name="Times New Roman" fo:font-size="14pt" fo:font-style="normal" fo:text-shadow="none" style:text-underline-style="none" fo:font-weight="normal" officeooo:rsid="00186b7b" style:font-size-asian="14pt" style:font-style-asian="normal" style:font-weight-asian="normal" style:font-name-complex="Times New Roman1" style:font-size-complex="14pt" style:text-emphasize="none"/>
    </style:style>
    <style:style style:name="T1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officeooo:rsid="0013d47a" style:font-size-asian="14pt" style:font-name-complex="Times New Roman1" style:font-size-complex="14pt"/>
    </style:style>
    <style:style style:name="T14" style:family="text">
      <style:text-properties fo:color="#000000" style:font-name="Times New Roman" fo:font-size="14pt" officeooo:rsid="001538a2" style:font-size-asian="14pt" style:font-name-complex="Times New Roman1" style:font-size-complex="14pt"/>
    </style:style>
    <style:style style:name="T15" style:family="text">
      <style:text-properties fo:color="#000000" style:font-name="Times New Roman" fo:font-size="14pt" officeooo:rsid="00166dd2" style:font-size-asian="14pt" style:font-name-complex="Times New Roman1" style:font-size-complex="14pt"/>
    </style:style>
    <style:style style:name="T16" style:family="text">
      <style:text-properties officeooo:rsid="00152b7f"/>
    </style:style>
    <style:style style:name="T17" style:family="text">
      <style:text-properties officeooo:rsid="001538a2"/>
    </style:style>
    <style:style style:name="T18" style:family="text">
      <style:text-properties officeooo:rsid="00186b7b"/>
    </style:style>
    <style:style style:name="T19" style:family="text">
      <style:text-properties fo:color="#fafafa" style:font-name="Times new roman1" fo:font-size="14pt" style:font-size-asian="14pt" style:font-size-complex="14pt"/>
    </style:style>
    <style:style style:name="T20" style:family="text">
      <style:text-properties fo:color="#fafafa" style:font-name="Times new roman1" fo:font-size="13pt" style:font-size-asian="13pt" style:font-size-complex="13pt"/>
    </style:style>
    <style:style style:name="gr1" style:family="graphic" style:parent-style-name="Frame">
      <style:graphic-properties draw:stroke="solid" svg:stroke-width="0.035cm" svg:stroke-color="#7a7a7a" draw:stroke-linejoin="miter" svg:stroke-linecap="butt" draw:fill="solid" draw:fill-color="#a5a5a5" draw:textarea-vertical-align="middle" draw:auto-grow-height="false" fo:min-height="1.582cm" fo:min-width="6.715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fill="solid" draw:fill-color="#729fcf" draw:textarea-vertical-align="top" draw:auto-grow-height="false" fo:min-height="1.766cm" fo:min-width="6.1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draw:stroke="solid" svg:stroke-width="0.035cm" svg:stroke-color="#43729d" draw:stroke-linejoin="miter" svg:stroke-linecap="butt" draw:fill="solid" draw:fill-color="#5b9bd5" draw:textarea-vertical-align="middle" draw:auto-grow-height="false" fo:min-height="1.953cm" fo:min-width="6.327cm" fo:padding-top="0.127cm" fo:padding-bottom="0.127cm" fo:padding-left="0.254cm" fo:padding-right="0.254cm" fo:wrap-option="wrap" fo:margin-left="0cm" fo:margin-right="0.053cm" fo:margin-top="0cm" fo:margin-bottom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35cm" svg:stroke-color="#43729d" draw:stroke-linejoin="miter" svg:stroke-linecap="butt" draw:fill="solid" draw:fill-color="#5b9bd5" draw:textarea-vertical-align="middle" draw:auto-grow-height="false" fo:min-height="3.59cm" fo:min-width="6.327cm" fo:padding-top="0.127cm" fo:padding-bottom="0.127cm" fo:padding-left="0.254cm" fo:padding-right="0.254cm" fo:wrap-option="wrap" fo:margin-left="0cm" fo:margin-right="0.053cm" fo:margin-top="0cm" fo:margin-bottom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8cm" svg:stroke-color="#5b9bd5" draw:stroke-linejoin="miter" svg:stroke-linecap="butt" draw:fill="none" draw:textarea-vertical-align="top" draw:auto-grow-height="false" fo:min-height="0cm" fo:min-width="0cm" fo:padding-top="0.009cm" fo:padding-bottom="0.009cm" fo:padding-left="0.009cm" fo:padding-right="0.00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35cm" svg:stroke-color="#43729d" draw:stroke-linejoin="miter" svg:stroke-linecap="butt" draw:fill="solid" draw:fill-color="#5b9bd5" draw:textarea-vertical-align="middle" draw:auto-grow-height="false" fo:min-height="1.295cm" fo:min-width="8.888cm" fo:padding-top="0.127cm" fo:padding-bottom="0.127cm" fo:padding-left="0.254cm" fo:padding-right="0.254cm" fo:wrap-option="wrap" fo:margin-left="0cm" fo:margin-right="0.079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3465a4" draw:fill="solid" draw:fill-color="#729fcf" draw:textarea-vertical-align="top" draw:auto-grow-height="false" fo:min-height="2.074cm" fo:min-width="6.1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solid" svg:stroke-width="0.035cm" svg:stroke-color="#43729d" draw:stroke-linejoin="miter" svg:stroke-linecap="butt" draw:fill="solid" draw:fill-color="#5b9bd5" draw:textarea-vertical-align="middle" draw:auto-grow-height="false" fo:min-height="3.214cm" fo:min-width="5.71cm" fo:padding-top="0.127cm" fo:padding-bottom="0.127cm" fo:padding-left="0.254cm" fo:padding-right="0.254cm" fo:wrap-option="wrap" fo:margin-left="0cm" fo:margin-right="0.053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18cm" svg:stroke-color="#5b9bd5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stroke="solid" svg:stroke-width="0.018cm" svg:stroke-color="#ffc000" draw:stroke-linejoin="miter" svg:stroke-linecap="butt" draw:fill="gradient" draw:fill-gradient-name="Gradient_20_1" draw:textarea-vertical-align="middle" draw:auto-grow-height="false" fo:min-height="1.584cm" fo:min-width="4.509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solid" svg:stroke-width="0.035cm" svg:stroke-color="#7a7a7a" draw:stroke-linejoin="miter" svg:stroke-linecap="butt" draw:fill="solid" draw:fill-color="#a5a5a5" draw:textarea-vertical-align="middle" draw:auto-grow-height="false" fo:min-height="1.582cm" fo:min-width="6.715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15" style:family="graphic">
      <style:graphic-properties draw:stroke="solid" svg:stroke-width="0cm" svg:stroke-color="#3465a4" draw:fill="solid" draw:fill-color="#729fcf" draw:textarea-vertical-align="top" draw:auto-grow-height="false" fo:min-height="2.785cm" fo:min-width="6.1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 style:parent-style-name="Frame">
      <style:graphic-properties draw:stroke="solid" svg:stroke-width="0.035cm" svg:stroke-color="#43729d" draw:stroke-linejoin="miter" svg:stroke-linecap="butt" draw:fill="solid" draw:fill-color="#5b9bd5" draw:textarea-vertical-align="middle" draw:auto-grow-height="false" fo:min-height="2.282cm" fo:min-width="6.327cm" fo:padding-top="0.127cm" fo:padding-bottom="0.127cm" fo:padding-left="0.254cm" fo:padding-right="0.254cm" fo:wrap-option="wrap" fo:margin-left="0cm" fo:margin-right="0.053cm" fo:margin-top="0cm" fo:margin-bottom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cm" svg:stroke-color="#3465a4" draw:fill="solid" draw:fill-color="#729fcf" draw:textarea-vertical-align="top" draw:auto-grow-height="false" fo:min-height="2.316cm" fo:min-width="6.1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cm" svg:stroke-color="#3465a4" draw:fill="solid" draw:fill-color="#729fcf" draw:textarea-vertical-align="top" draw:auto-grow-height="false" fo:min-height="2.993cm" fo:min-width="6.18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solid" svg:stroke-width="0.035cm" svg:stroke-color="#43729d" draw:stroke-linejoin="miter" svg:stroke-linecap="butt" draw:fill="solid" draw:fill-color="#5b9bd5" draw:textarea-vertical-align="middle" draw:auto-grow-height="false" fo:min-height="3.052cm" fo:min-width="6.322cm" fo:padding-top="0.127cm" fo:padding-bottom="0.127cm" fo:padding-left="0.254cm" fo:padding-right="0.254cm" fo:wrap-option="wrap" fo:margin-left="0cm" fo:margin-right="0.053cm" fo:margin-top="0cm" fo:margin-bottom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solid" svg:stroke-width="0.035cm" svg:stroke-color="#43729d" draw:stroke-linejoin="miter" svg:stroke-linecap="butt" draw:fill="solid" draw:fill-color="#5b9bd5" draw:textarea-vertical-align="middle" draw:auto-grow-height="false" fo:min-height="3.016cm" fo:min-width="6.327cm" fo:padding-top="0.127cm" fo:padding-bottom="0.127cm" fo:padding-left="0.254cm" fo:padding-right="0.254cm" fo:wrap-option="wrap" fo:margin-left="0cm" fo:margin-right="0.053cm" fo:margin-top="0cm" fo:margin-bottom="0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tory-</text:p>
      <text:p text:style-name="Standard"><text:span text:style-name="T1">The Story is about the description and basic flow of </text:span><text:span text:style-name="T2">Blood Donation</text:span><text:span text:style-name="T1"> system</text:span></text:p>
      <text:p text:style-name="P23">Story Board</text:p>
      <text:p text:style-name="P8"><draw:custom-shape text:anchor-type="paragraph" draw:z-index="0" draw:name="Oval 12" draw:style-name="gr14" draw:text-style-name="P31" svg:width="10.215cm" svg:height="2.595cm" svg:x="0cm" svg:y="0.035cm"><text:p text:style-name="P5"><text:span text:style-name="T4"><text:s text:c="10"/></text:span><text:span text:style-name="T5">Blood Donation </text:span><text:span text:style-name="T4">System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8"><text:s/></text:p>
      <text:p text:style-name="P8"><draw:custom-shape text:anchor-type="paragraph" draw:z-index="12" draw:name="Rectangle 31_0" draw:style-name="gr7" draw:text-style-name="P35" svg:width="9.395cm" svg:height="1.548cm" svg:x="4.404cm" svg:y="21.281cm"><text:p text:style-name="P5"><text:span text:style-name="T4">Finish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1" draw:name="Shape22" draw:style-name="gr2" draw:text-style-name="P32" svg:x1="2.455cm" svg:y1="16.131cm" svg:x2="5.491cm" svg:y2="16.131cm"><text:p/></draw:line><draw:line text:anchor-type="paragraph" draw:z-index="1" draw:name="Straight Connector 14" draw:style-name="gr9" draw:text-style-name="P32" svg:x1="2.492cm" svg:y1="2.131cm" svg:x2="5.193cm" svg:y2="2.131cm"><text:p/></draw:line><draw:line text:anchor-type="paragraph" draw:z-index="7" draw:name="Straight Connector 20" draw:style-name="gr10" draw:text-style-name="P32" svg:x1="2.454cm" svg:y1="11.82cm" svg:x2="5.34cm" svg:y2="11.82cm"><text:p/></draw:line><draw:line text:anchor-type="paragraph" draw:z-index="5" draw:name="Straight Connector 18" draw:style-name="gr9" draw:text-style-name="P32" svg:x1="2.498cm" svg:y1="8.209cm" svg:x2="5.315cm" svg:y2="8.209cm"><text:p/></draw:line><draw:line text:anchor-type="paragraph" draw:z-index="3" draw:name="Straight Connector 16" draw:style-name="gr12" draw:text-style-name="P32" svg:x1="2.503cm" svg:y1="5.38cm" svg:x2="5.415cm" svg:y2="5.38cm"><text:p/></draw:line><draw:custom-shape text:anchor-type="paragraph" draw:z-index="2" draw:name="Rectangle 15" draw:style-name="gr13" draw:text-style-name="P39" svg:width="5.016cm" svg:height="1.837cm" svg:x="5.196cm" svg:y="1.443cm"><text:p text:style-name="P16">Story Starts</text:p><text:p text:style-name="P5"><text:span text:style-name="T12">of <text:s/></text:span><text:span text:style-name="T13">Dono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draw:custom-shape text:anchor-type="paragraph" draw:z-index="6" draw:name="Rectangle 19" draw:style-name="gr16" draw:text-style-name="P35" svg:width="6.834cm" svg:height="2.535cm" svg:x="5.466cm" svg:y="6.761cm"><text:p text:style-name="P3"><text:span text:style-name="T16">Donor has to Enter his/her name </text:span><text:span text:style-name="T17">and address.</text:span></text:p><text:p text:style-name="P3"><text:span text:style-name="T16">Eg. Jony, </text:span><text:span text:style-name="T17">Chandani <text:s/>chauk</text:span></text:p><text:p text:style-name="P2"/><text:p text:style-name="P1"/><text:p text:style-name="P1"/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17" draw:style-name="gr21" draw:text-style-name="P35" svg:width="6.834cm" svg:height="3.269cm" svg:x="5.398cm" svg:y="3.029cm"><text:p text:style-name="P26">Donor register themself for blood donation by entering valid details. Donor can get registered with unique Aadhar number.</text:p><text:p text:style-name="P27">Eg. <text:s/>123456</text:p><text:p text:style-name="P26"/><text:p text:style-name="P28"/><text:p text:style-name="P5"><text:span text:style-name="T3">i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21" draw:style-name="gr20" draw:text-style-name="P35" svg:width="6.829cm" svg:height="3.305cm" svg:x="5.308cm" svg:y="9.931cm"><text:p text:style-name="P19">Donor can enter his/her age .</text:p><text:p text:style-name="P19">Only if <text:s/>there age is in</text:p><text:p text:style-name="P19">between of 18-50 .</text:p><text:p text:style-name="P17"><text:span text:style-name="T7">Eg. 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Shape3" draw:style-name="gr17" draw:text-style-name="P41" svg:width="6.684cm" svg:height="2.565cm" svg:x="5.489cm" svg:y="13.963cm"><text:p text:style-name="P40"><text:span text:style-name="T20">Donor has to enter his/her Blood group and no of units. (O+,O-,A+,A-,B+,B-,AB+,AB-)</text:span></text:p><text:p text:style-name="P40"><text:span text:style-name="T20"><text:s text:c="20"/></text:span><text:span text:style-name="T20">Eg. O+, 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8" draw:name="Shape24_2" draw:style-name="gr2" draw:text-style-name="P32" svg:x1="2.351cm" svg:y1="21.011cm" svg:x2="4.406cm" svg:y2="21.045cm"><text:p/></draw:line><draw:line text:anchor-type="paragraph" draw:z-index="9" draw:name="Straight Connector 23" draw:style-name="gr9" draw:text-style-name="P32" svg:x1="2.536cm" svg:y1="0.018cm" svg:x2="2.351cm" svg:y2="21.012cm"><text:p/></draw:line><draw:custom-shape text:anchor-type="paragraph" draw:z-index="29" draw:name="Shape3_1" draw:style-name="gr17" draw:text-style-name="P41" svg:width="6.684cm" svg:height="2.565cm" svg:x="5.489cm" svg:y="16.963cm"><text:p text:style-name="P40"><text:span text:style-name="T20">Donor has to enter medical clearance (yes/no)</text:span></text:p><text:p text:style-name="P40"><text:span text:style-name="T20"><text:s text:c="19"/></text:span><text:span text:style-name="T20">Eg. y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0" draw:name="Shape22_1" draw:style-name="gr2" draw:text-style-name="P32" svg:x1="2.455cm" svg:y1="18.131cm" svg:x2="5.491cm" svg:y2="18.131cm"><text:p/></draw:line><draw:custom-shape text:anchor-type="char" draw:z-index="26" draw:name="Shape1" draw:style-name="gr6" draw:text-style-name="P36" svg:width="0.003cm" svg:height="0.003cm" svg:x="2.434cm" svg:y="0.325cm"><text:p/><draw:enhanced-geometry draw:type="0"/></draw:custom-shape></text:p>
      <text:p text:style-name="P11"><draw:custom-shape text:anchor-type="paragraph" draw:z-index="13" draw:name="Oval 12_0" draw:style-name="gr14" draw:text-style-name="P31" svg:width="10.215cm" svg:height="2.595cm" svg:x="0cm" svg:y="0.035cm"><text:p text:style-name="P5"><text:span text:style-name="T4"><text:s text:c="10"/>Departmental Store System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2" draw:name="Oval 12_2" draw:style-name="gr1" draw:text-style-name="P31" svg:width="10.215cm" svg:height="2.595cm" svg:x="0cm" svg:y="0.035cm"><text:p text:style-name="P5"><text:span text:style-name="T4"><text:s text:c="10"/></text:span><text:span text:style-name="T5">Blood Donation </text:span><text:span text:style-name="T4">System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8"><text:s/></text:p>
      <text:p text:style-name="P28"><draw:line text:anchor-type="paragraph" draw:z-index="25" draw:name="Shape24_0" draw:style-name="gr2" draw:text-style-name="P32" svg:x1="2.455cm" svg:y1="21.039cm" svg:x2="4.406cm" svg:y2="21.005cm"><text:p/></draw:line><draw:custom-shape text:anchor-type="paragraph" draw:z-index="24" draw:name="Rectangle 31_1" draw:style-name="gr7" draw:text-style-name="P35" svg:width="9.395cm" svg:height="1.548cm" svg:x="4.404cm" svg:y="20.281cm"><text:p text:style-name="P5"><text:span text:style-name="T4">Finish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3" draw:name="Shape22_0" draw:style-name="gr2" draw:text-style-name="P32" svg:x1="2.455cm" svg:y1="17.131cm" svg:x2="5.491cm" svg:y2="17.131cm"><text:p/></draw:line><draw:custom-shape text:anchor-type="paragraph" draw:z-index="22" draw:name="Shape4_0" draw:style-name="gr18" draw:text-style-name="P32" svg:width="6.121cm" svg:height="2.269cm" svg:x="6.052cm" svg:y="16.353cm"><text:p text:style-name="P20">On confirmation a token should be available to him mentioning details like</text:p><text:p text:style-name="P21"><text:span text:style-name="T8">type,units,donor etc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Shape3_0" draw:style-name="gr19" draw:text-style-name="P42" svg:width="6.684cm" svg:height="3.243cm" svg:x="5.489cm" svg:y="16.19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4" draw:name="Straight Connector 14_0" draw:style-name="gr9" draw:text-style-name="P32" svg:x1="2.492cm" svg:y1="2.131cm" svg:x2="5.193cm" svg:y2="2.131cm"><text:p/></draw:line><draw:line text:anchor-type="paragraph" draw:z-index="16" draw:name="Straight Connector 16_0" draw:style-name="gr12" draw:text-style-name="P32" svg:x1="2.503cm" svg:y1="5.38cm" svg:x2="5.415cm" svg:y2="5.38cm"><text:p/></draw:line><draw:custom-shape text:anchor-type="paragraph" draw:z-index="15" draw:name="Rectangle 15_0" draw:style-name="gr13" draw:text-style-name="P39" svg:width="5.016cm" svg:height="1.837cm" svg:x="5.196cm" svg:y="1.443cm"><text:p text:style-name="P16">Story Starts</text:p><text:p text:style-name="P5"><text:span text:style-name="T12">of <text:s text:c="2"/></text:span><text:span text:style-name="T14">Recei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7" draw:name="Shape2" draw:style-name="gr6" draw:text-style-name="P36" svg:width="0.003cm" svg:height="0.003cm" svg:x="2.434cm" svg:y="0.325cm"><text:p/><draw:enhanced-geometry draw:type="0"/></draw:custom-shape>ustomer from queue and adding customer information <text:s/></text:p>
      <text:p text:style-name="P13"><draw:line text:anchor-type="paragraph" draw:z-index="20" draw:name="Straight Connector 23_0" draw:style-name="gr9" draw:text-style-name="P32" svg:x1="2.519cm" svg:y1="-0.085cm" svg:x2="2.455cm" svg:y2="20.145cm"><text:p/></draw:line><draw:line text:anchor-type="paragraph" draw:z-index="19" draw:name="Straight Connector 20_0" draw:style-name="gr10" draw:text-style-name="P32" svg:x1="2.455cm" svg:y1="11.691cm" svg:x2="5.524cm" svg:y2="11.629cm"><text:p/></draw:line><draw:line text:anchor-type="paragraph" draw:z-index="18" draw:name="Straight Connector 18_0" draw:style-name="gr9" draw:text-style-name="P32" svg:x1="2.549cm" svg:y1="8.574cm" svg:x2="5.466cm" svg:y2="8.574cm"><text:p/></draw:line><draw:custom-shape text:anchor-type="paragraph" draw:z-index="17" draw:name="Rectangle 17_0" draw:style-name="gr11" draw:text-style-name="P35" svg:width="6.217cm" svg:height="3.467cm" svg:x="5.398cm" svg:y="2.942cm"><text:p text:style-name="P26">The Receiver (person who gets the donated blood) can make a request for</text:p><text:p text:style-name="P9"><text:span text:style-name="T9">blood using his aadhar no.</text:span><text:span text:style-name="T6"> </text:span></text:p><text:p text:style-name="P30">Eg. 234567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1" draw:name="Rectangle 19_0" draw:style-name="gr16" draw:text-style-name="P35" svg:width="6.834cm" svg:height="2.535cm" svg:x="5.466cm" svg:y="7.29cm"><text:p text:style-name="P3"><text:span text:style-name="T17">Receiver</text:span><text:span text:style-name="T16"> has to Enter his/her name </text:span></text:p><text:p text:style-name="P18">Eg. Jony</text:p><text:p text:style-name="P2"/><text:p text:style-name="P1"/><text:p text:style-name="P1"/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Shape3_2" draw:style-name="gr15" draw:text-style-name="P41" svg:width="6.684cm" svg:height="3.035cm" svg:x="5.525cm" svg:y="10.606cm"><text:p text:style-name="P40"><text:span text:style-name="T20">On mentioning the blood group the list of all donors with their history should be displayed. (O+,O-,A+,A-,B+,B-,AB+,AB-)</text:span></text:p><text:p text:style-name="P40"><text:span text:style-name="T20"><text:s text:c="20"/></text:span><text:span text:style-name="T20">Eg. O+, 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i.e customer name,product code , unit sold , zone cod</text:p>
      <text:p text:style-name="P13"/>
      <text:p text:style-name="P12"><draw:custom-shape text:anchor-type="paragraph" draw:z-index="33" draw:name="Oval 12_1" draw:style-name="gr14" draw:text-style-name="P31" svg:width="10.215cm" svg:height="2.595cm" svg:x="0cm" svg:y="0.035cm"><text:p text:style-name="P5"><text:span text:style-name="T4"><text:s text:c="10"/>Departmental Store System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3" draw:name="Oval 12_3" draw:style-name="gr1" draw:text-style-name="P31" svg:width="10.215cm" svg:height="2.595cm" svg:x="0cm" svg:y="0.035cm"><text:p text:style-name="P5"><text:span text:style-name="T4"><text:s text:c="10"/></text:span><text:span text:style-name="T5">Blood Donation </text:span><text:span text:style-name="T4">System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25"><text:s/></text:p>
      <text:p text:style-name="P29"><draw:line text:anchor-type="paragraph" draw:z-index="34" draw:name="Straight Connector 14_1" draw:style-name="gr9" draw:text-style-name="P32" svg:x1="2.492cm" svg:y1="2.131cm" svg:x2="5.193cm" svg:y2="2.131cm"><text:p/></draw:line><draw:custom-shape text:anchor-type="paragraph" draw:z-index="35" draw:name="Rectangle 15_1" draw:style-name="gr13" draw:text-style-name="P39" svg:width="5.016cm" svg:height="1.837cm" svg:x="5.196cm" svg:y="1.443cm"><text:p text:style-name="P16">Story Starts</text:p><text:p text:style-name="P5"><text:span text:style-name="T12">of </text:span><text:span text:style-name="T15">Employe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3" draw:name="Rectangle 31_2" draw:style-name="gr7" draw:text-style-name="P35" svg:width="9.395cm" svg:height="1.548cm" svg:x="4.404cm" svg:y="22.281cm"><text:p text:style-name="P5"><text:span text:style-name="T4">Finishe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5" draw:name="Shape5" draw:style-name="gr6" draw:text-style-name="P36" svg:width="0.003cm" svg:height="0.003cm" svg:x="3.646cm" svg:y="0.325cm"><text:p/><draw:enhanced-geometry draw:type="0"/></draw:custom-shape>ustomer from queue and adding customer information <text:s/></text:p>
      <text:p text:style-name="P14"><draw:custom-shape text:anchor-type="paragraph" draw:z-index="37" draw:name="Rectangle 17_1" draw:style-name="gr11" draw:text-style-name="P35" svg:width="6.217cm" svg:height="3.467cm" svg:x="5.398cm" svg:y="2.789cm"><text:p text:style-name="P10"><text:span text:style-name="T11">Employee </text:span><text:span text:style-name="T10">can login into the system by entering the password. LOGIN SUCCESSFULL!!!!!</text:span>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8" draw:name="Straight Connector 18_1" draw:style-name="gr9" draw:text-style-name="P32" svg:x1="2.519cm" svg:y1="7.939cm" svg:x2="5.436cm" svg:y2="7.939cm"><text:p/></draw:line><draw:line text:anchor-type="paragraph" draw:z-index="39" draw:name="Straight Connector 20_1" draw:style-name="gr10" draw:text-style-name="P32" svg:x1="2.519cm" svg:y1="11.832cm" svg:x2="5.588cm" svg:y2="11.832cm"><text:p/></draw:line><draw:custom-shape text:anchor-type="paragraph" draw:z-index="46" draw:name="Rectangle 19_1" draw:style-name="gr5" draw:text-style-name="P35" svg:width="6.834cm" svg:height="3.843cm" svg:x="5.466cm" svg:y="6.549cm"><text:p text:style-name="P4">The <text:span text:style-name="T18">Employee can</text:span> maintain the <text:span text:style-name="T18">Donor</text:span> details. </text:p><text:p text:style-name="P6">1.edit_<text:span text:style-name="T18">donor</text:span>()</text:p><text:p text:style-name="P6"><text:s/>2.view_<text:span text:style-name="T18">donor</text:span>() 3.remove_<text:span text:style-name="T18">donor</text:span>()</text:p><text:p text:style-name="P2"/><text:p text:style-name="P1"/><text:p text:style-name="P1"/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Rectangle 19_2" draw:style-name="gr4" draw:text-style-name="P35" svg:width="6.834cm" svg:height="2.206cm" svg:x="5.466cm" svg:y="10.832cm"><text:p text:style-name="P6">The <text:span text:style-name="T18">Employee can</text:span> maintain the <text:s/></text:p><text:p text:style-name="P7">Receiver details in <text:s/>transaction file</text:p><text:p text:style-name="P7"/><text:p text:style-name="P2"/><text:p text:style-name="P1"/><text:p text:style-name="P1"/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Shape3_3" draw:style-name="gr8" draw:text-style-name="P38" svg:width="6.684cm" svg:height="2.324cm" svg:x="5.595cm" svg:y="13.349cm"><text:p text:style-name="P37"><text:span text:style-name="T19">T</text:span><text:span text:style-name="T19">h</text:span><text:span text:style-name="T19">e</text:span><text:span text:style-name="T19"> </text:span><text:span text:style-name="T19">e</text:span><text:span text:style-name="T19">m</text:span><text:span text:style-name="T19">p</text:span><text:span text:style-name="T19">l</text:span><text:span text:style-name="T19">o</text:span><text:span text:style-name="T19">y</text:span><text:span text:style-name="T19">e</text:span><text:span text:style-name="T19">e</text:span><text:span text:style-name="T19"> </text:span><text:span text:style-name="T19">c</text:span><text:span text:style-name="T19">a</text:span><text:span text:style-name="T19">n</text:span><text:span text:style-name="T19"> </text:span><text:span text:style-name="T19">m</text:span><text:span text:style-name="T19">a</text:span><text:span text:style-name="T19">i</text:span><text:span text:style-name="T19">n</text:span><text:span text:style-name="T19">t</text:span><text:span text:style-name="T19">a</text:span><text:span text:style-name="T19">i</text:span><text:span text:style-name="T19">n</text:span><text:span text:style-name="T19"> </text:span><text:span text:style-name="T19">F</text:span><text:span text:style-name="T19">i</text:span><text:span text:style-name="T19">v</text:span><text:span text:style-name="T19">e</text:span><text:span text:style-name="T19"> </text:span><text:span text:style-name="T19">h</text:span><text:span text:style-name="T19">i</text:span><text:span text:style-name="T19">g</text:span><text:span text:style-name="T19">h</text:span><text:span text:style-name="T19">e</text:span><text:span text:style-name="T19">s</text:span><text:span text:style-name="T19">t</text:span><text:span text:style-name="T19"> </text:span><text:span text:style-name="T19">d</text:span><text:span text:style-name="T19">o</text:span><text:span text:style-name="T19">n</text:span><text:span text:style-name="T19">o</text:span><text:span text:style-name="T19">r</text:span><text:span text:style-name="T19"> </text:span><text:span text:style-name="T19">r</text:span><text:span text:style-name="T19">e</text:span><text:span text:style-name="T19">p</text:span><text:span text:style-name="T19">o</text:span><text:span text:style-name="T19">r</text:span><text:span text:style-name="T19">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4" draw:name="Shape24_1" draw:style-name="gr2" draw:text-style-name="P32" svg:x1="2.281cm" svg:y1="22.156cm" svg:x2="4.405cm" svg:y2="22.156cm"><text:p/></draw:line><draw:line text:anchor-type="paragraph" draw:z-index="48" draw:name="Shape22_3" draw:style-name="gr2" draw:text-style-name="P32" svg:x1="2.281cm" svg:y1="16.802cm" svg:x2="5.555cm" svg:y2="16.776cm"><text:p/></draw:line><draw:custom-shape text:anchor-type="paragraph" draw:z-index="49" draw:name="Shape3_4" draw:style-name="gr3" draw:text-style-name="P34" svg:width="6.684cm" svg:height="2.015cm" svg:x="5.554cm" svg:y="15.961cm"><text:p text:style-name="P33"><text:span text:style-name="T19">T</text:span><text:span text:style-name="T19">h</text:span><text:span text:style-name="T19">e</text:span><text:span text:style-name="T19"> </text:span><text:span text:style-name="T19">e</text:span><text:span text:style-name="T19">m</text:span><text:span text:style-name="T19">p</text:span><text:span text:style-name="T19">l</text:span><text:span text:style-name="T19">o</text:span><text:span text:style-name="T19">y</text:span><text:span text:style-name="T19">e</text:span><text:span text:style-name="T19">e</text:span><text:span text:style-name="T19"> </text:span><text:span text:style-name="T19">c</text:span><text:span text:style-name="T19">a</text:span><text:span text:style-name="T19">n</text:span><text:span text:style-name="T19"> </text:span><text:span text:style-name="T19">m</text:span><text:span text:style-name="T19">a</text:span><text:span text:style-name="T19">i</text:span><text:span text:style-name="T19">n</text:span><text:span text:style-name="T19">t</text:span><text:span text:style-name="T19">a</text:span><text:span text:style-name="T19">i</text:span><text:span text:style-name="T19">n</text:span><text:span text:style-name="T19"> </text:span><text:span text:style-name="T19">D</text:span><text:span text:style-name="T19">a</text:span><text:span text:style-name="T19">i</text:span><text:span text:style-name="T19">l</text:span><text:span text:style-name="T19">y</text:span><text:span text:style-name="T19"> </text:span><text:span text:style-name="T19">d</text:span><text:span text:style-name="T19">o</text:span><text:span text:style-name="T19">n</text:span><text:span text:style-name="T19">o</text:span><text:span text:style-name="T19">r</text:span><text:span text:style-name="T19"> </text:span><text:span text:style-name="T19">r</text:span><text:span text:style-name="T19">e</text:span><text:span text:style-name="T19">p</text:span><text:span text:style-name="T19">o</text:span><text:span text:style-name="T19">r</text:span><text:span text:style-name="T19">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6" draw:name="Straight Connector 16_1" draw:style-name="gr12" draw:text-style-name="P32" svg:x1="2.519cm" svg:y1="4.133cm" svg:x2="5.431cm" svg:y2="4.133cm"><text:p/></draw:line><draw:line text:anchor-type="paragraph" draw:z-index="42" draw:name="Shape22_2" draw:style-name="gr2" draw:text-style-name="P32" svg:x1="2.559cm" svg:y1="14.191cm" svg:x2="5.595cm" svg:y2="14.191cm"><text:p/></draw:line><draw:custom-shape text:anchor-type="paragraph" draw:z-index="50" draw:name="Shape3_5" draw:style-name="gr3" draw:text-style-name="P34" svg:width="6.684cm" svg:height="2.015cm" svg:x="5.554cm" svg:y="18.433cm"><text:p text:style-name="P33"><text:span text:style-name="T19">The employee can maintain </text:span><text:span text:style-name="T19">previous day rep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51" draw:name="Shape22_4" draw:style-name="gr2" draw:text-style-name="P32" svg:x1="2.281cm" svg:y1="19.803cm" svg:x2="5.555cm" svg:y2="19.777cm"><text:p/></draw:line><draw:line text:anchor-type="paragraph" draw:z-index="40" draw:name="Straight Connector 23_1" draw:style-name="gr9" draw:text-style-name="P32" svg:x1="2.519cm" svg:y1="-0.085cm" svg:x2="2.281cm" svg:y2="22.156cm"><text:p/></draw:line>i.e customer name,product code , unit sold , zone co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ffda9e" draw:end-color="#ffd59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Mang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1:05:00</meta:creation-date>
    <meta:initial-creator>Microsoft account</meta:initial-creator>
    <dc:language>en-IN</dc:language>
    <dc:date>2022-09-19T18:40:55.030319093</dc:date>
    <meta:editing-cycles>10</meta:editing-cycles>
    <meta:editing-duration>PT57M21S</meta:editing-duration>
    <meta:generator>LibreOffice/6.4.7.2$Linux_X86_64 LibreOffice_project/40$Build-2</meta:generator>
    <meta:document-statistic meta:table-count="0" meta:image-count="0" meta:object-count="0" meta:page-count="3" meta:paragraph-count="46" meta:word-count="205" meta:character-count="1327" meta:non-whitespace-character-count="1095"/>
    <meta:user-defined meta:name="AppVersion">16.0000</meta:user-defined>
    <meta:user-defined meta:name="ContentTypeId">0x0101003C6A1A9940B427468936EFF507B7730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